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ProfileLS.getURI( Map keyMap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MapProfileLS.saveProfile( Object key , Map parameters , Object profi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MapProfileLS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ProfileLS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ProfileLS.getValidity( Object key , Map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apProfileLS.getSaveURI( Map key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ProfileLS.loadProfile( Object key , Map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